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3.2563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ff3333" fo:border="0.06pt solid #000000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ctCategory_and_dataStakeholder" table:style-name="ta1">
        <table:shapes>
          <draw:frame draw:z-index="0" draw:style-name="gr1" draw:text-style-name="P1" svg:width="5.9031in" svg:height="3.4016in" svg:x="6.6563in" svg:y="6.0311in">
            <draw:object draw:notify-on-update-of-ranges="actCategory_and_dataStakeholder.C5:actCategory_and_dataStakeholder.C31 actCategory_and_dataStakeholder.I5:actCategory_and_dataStakeholder.I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9976in" svg:height="3.3697in" svg:x="1.4571in" svg:y="5.948in">
            <draw:object draw:notify-on-update-of-ranges="actCategory_and_dataStakeholder.D4:actCategory_and_dataStakeholder.G4 actCategory_and_dataStakeholder.D33:actCategory_and_dataStakeholder.G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 table:number-columns-spanned="6" table:number-rows-spanned="1">
            <text:p>Data StakeHolder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NSP</text:p>
          </table:table-cell>
          <table:table-cell table:style-name="ce8" office:value-type="string" calcext:value-type="string">
            <text:p>Network Manager</text:p>
          </table:table-cell>
          <table:table-cell office:value-type="string" calcext:value-type="string">
            <text:p>Airspace User</text:p>
          </table:table-cell>
          <table:table-cell office:value-type="string" calcext:value-type="string">
            <text:p>Airport Operato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%Total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27">
            <text:p>Act Category</text:p>
          </table:table-cell>
          <table:table-cell office:value-type="string" calcext:value-type="string">
            <text:p>Meteorological Informatio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0809061488673" calcext:value-type="float">
            <text:p>0.0809061489</text:p>
          </table:table-cell>
        </table:table-row>
        <table:table-row table:style-name="ro1">
          <table:table-cell/>
          <table:covered-table-cell/>
          <table:table-cell table:style-name="ce4" office:value-type="string" calcext:value-type="string">
            <text:p>Trajectory Managemen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0517799352751" calcext:value-type="float">
            <text:p>0.051779935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space And Surface Structure Allocati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0663430420712" calcext:value-type="float">
            <text:p>0.0663430421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MET Information Management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9" calcext:value-type="float">
            <text:p>69</text:p>
          </table:table-cell>
          <table:table-cell table:style-name="ce7" office:value-type="float" office:value="0.111650485437" calcext:value-type="float">
            <text:p>0.111650485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port Managemen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0.0922330097087" calcext:value-type="float">
            <text:p>0.092233009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hared Information Service Managemen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242718446602" calcext:value-type="float">
            <text:p>0.024271844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mand And Capacity Balanci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339805825243" calcext:value-type="float">
            <text:p>0.033980582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ffic Synchronisation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29449838188" calcext:value-type="float">
            <text:p>0.01294498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eparation Provision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29449838188" calcext:value-type="float">
            <text:p>0.01294498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jectory Plann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0436893203883" calcext:value-type="float">
            <text:p>0.043689320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ffic Sequencin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29449838188" calcext:value-type="float">
            <text:p>0.01294498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TM Information Management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0.0987055016181" calcext:value-type="float">
            <text:p>0.098705501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space Acces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61812297735" calcext:value-type="float">
            <text:p>0.016181229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light Information Managemen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0501618122977" calcext:value-type="float">
            <text:p>0.050161812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port CD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37216828479" calcext:value-type="float">
            <text:p>0.037216828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urveillance Infrastructu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226537216828" calcext:value-type="float">
            <text:p>0.02265372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ajectory Execution And Conformance Monitor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970873786408" calcext:value-type="float">
            <text:p>0.009708737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irspace <text:s/>And Surface Structure <text:s/>Desig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0388349514563" calcext:value-type="float">
            <text:p>0.038834951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eronautical Information Management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679611650485" calcext:value-type="float">
            <text:p>0.06796116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onflict Management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194174757282" calcext:value-type="float">
            <text:p>0.019417475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TM Network Manag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194174757282" calcext:value-type="float">
            <text:p>0.019417475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oute Design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323624595469" calcext:value-type="float">
            <text:p>0.032362459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NS Infrastructur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647249190939" calcext:value-type="float">
            <text:p>0.00647249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avigtion Infrastructur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647249190939" calcext:value-type="float">
            <text:p>0.00647249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oute Assignment And Guidanc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647249190939" calcext:value-type="float">
            <text:p>0.006472491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ommunication Infrastructur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29449838188" calcext:value-type="float">
            <text:p>0.01294498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ollision Avoid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113268608414" calcext:value-type="float">
            <text:p>0.0113268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Total</text:p>
          </table:table-cell>
          <table:table-cell table:style-name="ce7" office:value-type="float" office:value="0.143896523848" calcext:value-type="float">
            <text:p>0.1438965238</text:p>
          </table:table-cell>
          <table:table-cell office:value-type="float" office:value="0.0889248181083" calcext:value-type="float">
            <text:p>0.0889248181</text:p>
          </table:table-cell>
          <table:table-cell office:value-type="float" office:value="0.151980598222" calcext:value-type="float">
            <text:p>0.1519805982</text:p>
          </table:table-cell>
          <table:table-cell office:value-type="float" office:value="0.114793856103" calcext:value-type="float">
            <text:p>0.11479385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8:37:32.892939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08:39:44.810773187</dc:date>
    <dc:creator>Jeferson Souza</dc:creator>
    <meta:editing-duration>PT18M51S</meta:editing-duration>
    <meta:editing-cycles>3</meta:editing-cycles>
    <meta:generator>LibreOffice/4.3.3.2$Linux_X86_64 LibreOffice_project/430m0$Build-2</meta:generator>
    <meta:document-statistic meta:table-count="1" meta:cell-count="2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95cm" svg:height="8.641cm" xlink:href=".." xlink:type="simple" chart:class="chart:bar" chart:style-name="ch1">
        <chart:legend chart:legend-position="end" svg:x="12.891cm" svg:y="4.021cm" style:legend-expansion="high" chart:style-name="ch2"/>
        <chart:plot-area chart:style-name="ch3" table:cell-range-address="actCategory_and_dataStakeholder.C5:actCategory_and_dataStakeholder.C31 actCategory_and_dataStakeholder.I5:actCategory_and_dataStakeholder.I31" chart:data-source-has-labels="column" svg:x="0.299cm" svg:y="0.172cm" svg:width="12.293cm" svg:height="8.297cm">
          <chartooo:coordinate-region svg:x="6.219cm" svg:y="0.183cm" svg:width="6.041cm" svg:height="4.276cm"/>
          <chart:axis chart:dimension="x" chart:name="primary-x" chart:style-name="ch4" chartooo:axis-type="auto">
            <chartooo:date-scale/>
            <chart:categories table:cell-range-address="actCategory_and_dataStakeholder.C5:actCategory_and_dataStakeholder.C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ctCategory_and_dataStakeholder.I5:actCategory_and_dataStakeholder.I31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Meteorological Information</text:p>
                <draw:g>
                  <svg:desc>actCategory_and_dataStakeholder.C5:actCategory_and_dataStakeholder.C31</svg:desc>
                </draw:g>
              </table:table-cell>
              <table:table-cell office:value-type="float" office:value="0.0809061488673">
                <text:p>0.0809061488673</text:p>
                <draw:g>
                  <svg:desc>actCategory_and_dataStakeholder.I5:actCategory_and_dataStakeholder.I31</svg:desc>
                </draw:g>
              </table:table-cell>
            </table:table-row>
            <table:table-row>
              <table:table-cell office:value-type="string">
                <text:p>Trajectory Management</text:p>
              </table:table-cell>
              <table:table-cell office:value-type="float" office:value="0.0517799352751">
                <text:p>0.0517799352751</text:p>
              </table:table-cell>
            </table:table-row>
            <table:table-row>
              <table:table-cell office:value-type="string">
                <text:p>Airspace And Surface Structure Allocation</text:p>
              </table:table-cell>
              <table:table-cell office:value-type="float" office:value="0.0663430420712">
                <text:p>0.0663430420712</text:p>
              </table:table-cell>
            </table:table-row>
            <table:table-row>
              <table:table-cell office:value-type="string">
                <text:p>MET Information Management</text:p>
              </table:table-cell>
              <table:table-cell office:value-type="float" office:value="0.111650485437">
                <text:p>0.111650485437</text:p>
              </table:table-cell>
            </table:table-row>
            <table:table-row>
              <table:table-cell office:value-type="string">
                <text:p>Airport Management</text:p>
              </table:table-cell>
              <table:table-cell office:value-type="float" office:value="0.0922330097087">
                <text:p>0.0922330097087</text:p>
              </table:table-cell>
            </table:table-row>
            <table:table-row>
              <table:table-cell office:value-type="string">
                <text:p>Shared Information Service Management</text:p>
              </table:table-cell>
              <table:table-cell office:value-type="float" office:value="0.0242718446602">
                <text:p>0.0242718446602</text:p>
              </table:table-cell>
            </table:table-row>
            <table:table-row>
              <table:table-cell office:value-type="string">
                <text:p>Demand And Capacity Balancing</text:p>
              </table:table-cell>
              <table:table-cell office:value-type="float" office:value="0.0339805825243">
                <text:p>0.0339805825243</text:p>
              </table:table-cell>
            </table:table-row>
            <table:table-row>
              <table:table-cell office:value-type="string">
                <text:p>Traffic Synchronisation</text:p>
              </table:table-cell>
              <table:table-cell office:value-type="float" office:value="0.0129449838188">
                <text:p>0.0129449838188</text:p>
              </table:table-cell>
            </table:table-row>
            <table:table-row>
              <table:table-cell office:value-type="string">
                <text:p>Separation Provision</text:p>
              </table:table-cell>
              <table:table-cell office:value-type="float" office:value="0.0129449838188">
                <text:p>0.0129449838188</text:p>
              </table:table-cell>
            </table:table-row>
            <table:table-row>
              <table:table-cell office:value-type="string">
                <text:p>Trajectory Planning</text:p>
              </table:table-cell>
              <table:table-cell office:value-type="float" office:value="0.0436893203883">
                <text:p>0.0436893203883</text:p>
              </table:table-cell>
            </table:table-row>
            <table:table-row>
              <table:table-cell office:value-type="string">
                <text:p>Traffic Sequencing</text:p>
              </table:table-cell>
              <table:table-cell office:value-type="float" office:value="0.0129449838188">
                <text:p>0.0129449838188</text:p>
              </table:table-cell>
            </table:table-row>
            <table:table-row>
              <table:table-cell office:value-type="string">
                <text:p>ATM Information Management</text:p>
              </table:table-cell>
              <table:table-cell office:value-type="float" office:value="0.0987055016181">
                <text:p>0.0987055016181</text:p>
              </table:table-cell>
            </table:table-row>
            <table:table-row>
              <table:table-cell office:value-type="string">
                <text:p>Airspace Access</text:p>
              </table:table-cell>
              <table:table-cell office:value-type="float" office:value="0.0161812297735">
                <text:p>0.0161812297735</text:p>
              </table:table-cell>
            </table:table-row>
            <table:table-row>
              <table:table-cell office:value-type="string">
                <text:p>Flight Information Management</text:p>
              </table:table-cell>
              <table:table-cell office:value-type="float" office:value="0.0501618122977">
                <text:p>0.0501618122977</text:p>
              </table:table-cell>
            </table:table-row>
            <table:table-row>
              <table:table-cell office:value-type="string">
                <text:p>Airport CDM</text:p>
              </table:table-cell>
              <table:table-cell office:value-type="float" office:value="0.037216828479">
                <text:p>0.037216828479</text:p>
              </table:table-cell>
            </table:table-row>
            <table:table-row>
              <table:table-cell office:value-type="string">
                <text:p>Surveillance Infrastructure</text:p>
              </table:table-cell>
              <table:table-cell office:value-type="float" office:value="0.0226537216828">
                <text:p>0.0226537216828</text:p>
              </table:table-cell>
            </table:table-row>
            <table:table-row>
              <table:table-cell office:value-type="string">
                <text:p>Trajectory Execution And Conformance Monitoring</text:p>
              </table:table-cell>
              <table:table-cell office:value-type="float" office:value="0.00970873786408">
                <text:p>0.00970873786408</text:p>
              </table:table-cell>
            </table:table-row>
            <table:table-row>
              <table:table-cell office:value-type="string">
                <text:p>Airspace  And Surface Structure  Design</text:p>
              </table:table-cell>
              <table:table-cell office:value-type="float" office:value="0.0388349514563">
                <text:p>0.0388349514563</text:p>
              </table:table-cell>
            </table:table-row>
            <table:table-row>
              <table:table-cell office:value-type="string">
                <text:p>Aeronautical Information Management</text:p>
              </table:table-cell>
              <table:table-cell office:value-type="float" office:value="0.0679611650485">
                <text:p>0.0679611650485</text:p>
              </table:table-cell>
            </table:table-row>
            <table:table-row>
              <table:table-cell office:value-type="string">
                <text:p>Conflict Management</text:p>
              </table:table-cell>
              <table:table-cell office:value-type="float" office:value="0.0194174757282">
                <text:p>0.0194174757282</text:p>
              </table:table-cell>
            </table:table-row>
            <table:table-row>
              <table:table-cell office:value-type="string">
                <text:p>ATM Network Management</text:p>
              </table:table-cell>
              <table:table-cell office:value-type="float" office:value="0.0194174757282">
                <text:p>0.0194174757282</text:p>
              </table:table-cell>
            </table:table-row>
            <table:table-row>
              <table:table-cell office:value-type="string">
                <text:p>Route Design</text:p>
              </table:table-cell>
              <table:table-cell office:value-type="float" office:value="0.0323624595469">
                <text:p>0.0323624595469</text:p>
              </table:table-cell>
            </table:table-row>
            <table:table-row>
              <table:table-cell office:value-type="string">
                <text:p>CNS Infrastructure</text:p>
              </table:table-cell>
              <table:table-cell office:value-type="float" office:value="0.00647249190939">
                <text:p>0.00647249190939</text:p>
              </table:table-cell>
            </table:table-row>
            <table:table-row>
              <table:table-cell office:value-type="string">
                <text:p>Navigtion Infrastructure</text:p>
              </table:table-cell>
              <table:table-cell office:value-type="float" office:value="0.00647249190939">
                <text:p>0.00647249190939</text:p>
              </table:table-cell>
            </table:table-row>
            <table:table-row>
              <table:table-cell office:value-type="string">
                <text:p>Route Assignment And Guidance</text:p>
              </table:table-cell>
              <table:table-cell office:value-type="float" office:value="0.00647249190939">
                <text:p>0.00647249190939</text:p>
              </table:table-cell>
            </table:table-row>
            <table:table-row>
              <table:table-cell office:value-type="string">
                <text:p>Communication Infrastructure</text:p>
              </table:table-cell>
              <table:table-cell office:value-type="float" office:value="0.0129449838188">
                <text:p>0.0129449838188</text:p>
              </table:table-cell>
            </table:table-row>
            <table:table-row>
              <table:table-cell office:value-type="string">
                <text:p>Collision Avoidance</text:p>
              </table:table-cell>
              <table:table-cell office:value-type="float" office:value="0.0113268608414">
                <text:p>0.0113268608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95cm" svg:height="8.56cm" xlink:href=".." xlink:type="simple" chart:class="chart:circle" chart:style-name="ch1">
        <chart:legend chart:legend-position="end" svg:x="9.268cm" svg:y="3.234cm" style:legend-expansion="high" chart:style-name="ch2"/>
        <chart:plot-area chart:style-name="ch3" table:cell-range-address="actCategory_and_dataStakeholder.D4:actCategory_and_dataStakeholder.G4 actCategory_and_dataStakeholder.D33:actCategory_and_dataStakeholder.G33" chart:data-source-has-labels="row" svg:x="0.253cm" svg:y="0.171cm" svg:width="8.762cm" svg:height="8.218cm">
          <chartooo:coordinate-region svg:x="0.525cm" svg:y="0.171cm" svg:width="8.218cm" svg:height="8.218cm"/>
          <chart:axis chart:dimension="x" chart:name="primary-x" chart:style-name="ch4" chartooo:axis-type="auto">
            <chartooo:date-scale/>
            <chart:categories table:cell-range-address="actCategory_and_dataStakeholder.D4:actCategory_and_dataStakeholder.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ctCategory_and_dataStakeholder.D33:actCategory_and_dataStakeholder.G3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P</text:p>
                <draw:g>
                  <svg:desc>actCategory_and_dataStakeholder.D4:actCategory_and_dataStakeholder.G4</svg:desc>
                </draw:g>
              </table:table-cell>
              <table:table-cell office:value-type="string">
                <text:p>Network Manager</text:p>
              </table:table-cell>
              <table:table-cell office:value-type="string">
                <text:p>Airspace User</text:p>
              </table:table-cell>
              <table:table-cell office:value-type="string">
                <text:p>Airport Operator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143896523848">
                <text:p>0.143896523848</text:p>
                <draw:g>
                  <svg:desc>actCategory_and_dataStakeholder.D33:actCategory_and_dataStakeholder.G33</svg:desc>
                </draw:g>
              </table:table-cell>
              <table:table-cell office:value-type="float" office:value="0.0889248181083">
                <text:p>0.0889248181083</text:p>
              </table:table-cell>
              <table:table-cell office:value-type="float" office:value="0.151980598222">
                <text:p>0.151980598222</text:p>
              </table:table-cell>
              <table:table-cell office:value-type="float" office:value="0.114793856103">
                <text:p>0.114793856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